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table:number-columns-repeated="2"/>
          <table:table-cell table:formula="of:=[.F74]+[.E75]" office:value-type="float" office:value="4089" calcext:value-type="float">
            <text:p>4089</text:p>
          </table:table-cell>
          <table:table-cell/>
          <table:table-cell table:formula="of:=[.H74]+[.G75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75]+[.K75]+[.L75]" office:value-type="currency" office:currency="EUR" office:value="0" calcext:value-type="currency">
            <text:p>0,00 €</text:p>
          </table:table-cell>
          <table:table-cell table:style-name="ce17" table:formula="of:=[.N74]+[.M75]" office:value-type="currency" office:currency="EUR" office:value="1638.68" calcext:value-type="currency">
            <text:p>1 638,68 €</text:p>
          </table:table-cell>
          <table:table-cell table:style-name="ce33" table:formula="of:=[.A75]*budgetjour-[.N75]" office:value-type="currency" office:currency="EUR" office:value="581.32" calcext:value-type="currency">
            <text:p>581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089" calcext:value-type="float">
            <text:p>4089</text:p>
          </table:table-cell>
          <table:table-cell/>
          <table:table-cell table:formula="of:=[.H75]+[.G76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76]+[.K76]+[.L76]" office:value-type="currency" office:currency="EUR" office:value="0" calcext:value-type="currency">
            <text:p>0,00 €</text:p>
          </table:table-cell>
          <table:table-cell table:style-name="ce17" table:formula="of:=[.N75]+[.M76]" office:value-type="currency" office:currency="EUR" office:value="1638.68" calcext:value-type="currency">
            <text:p>1 638,68 €</text:p>
          </table:table-cell>
          <table:table-cell table:style-name="ce33" table:formula="of:=[.A76]*budgetjour-[.N76]" office:value-type="currency" office:currency="EUR" office:value="611.32" calcext:value-type="currency">
            <text:p>611,3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089" calcext:value-type="float">
            <text:p>4089</text:p>
          </table:table-cell>
          <table:table-cell/>
          <table:table-cell table:formula="of:=[.H76]+[.G77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77]+[.K77]+[.L77]" office:value-type="currency" office:currency="EUR" office:value="0" calcext:value-type="currency">
            <text:p>0,00 €</text:p>
          </table:table-cell>
          <table:table-cell table:style-name="ce17" table:formula="of:=[.N76]+[.M77]" office:value-type="currency" office:currency="EUR" office:value="1638.68" calcext:value-type="currency">
            <text:p>1 638,68 €</text:p>
          </table:table-cell>
          <table:table-cell table:style-name="ce33" table:formula="of:=[.A77]*budgetjour-[.N77]" office:value-type="currency" office:currency="EUR" office:value="641.32" calcext:value-type="currency">
            <text:p>641,3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089" calcext:value-type="float">
            <text:p>4089</text:p>
          </table:table-cell>
          <table:table-cell/>
          <table:table-cell table:formula="of:=[.H77]+[.G78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78]+[.K78]+[.L78]" office:value-type="currency" office:currency="EUR" office:value="0" calcext:value-type="currency">
            <text:p>0,00 €</text:p>
          </table:table-cell>
          <table:table-cell table:style-name="ce17" table:formula="of:=[.N77]+[.M78]" office:value-type="currency" office:currency="EUR" office:value="1638.68" calcext:value-type="currency">
            <text:p>1 638,68 €</text:p>
          </table:table-cell>
          <table:table-cell table:style-name="ce33" table:formula="of:=[.A78]*budgetjour-[.N78]" office:value-type="currency" office:currency="EUR" office:value="671.32" calcext:value-type="currency">
            <text:p>671,32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089" calcext:value-type="float">
            <text:p>4089</text:p>
          </table:table-cell>
          <table:table-cell/>
          <table:table-cell table:formula="of:=[.H78]+[.G79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79]+[.K79]+[.L79]" office:value-type="currency" office:currency="EUR" office:value="0" calcext:value-type="currency">
            <text:p>0,00 €</text:p>
          </table:table-cell>
          <table:table-cell table:style-name="ce17" table:formula="of:=[.N78]+[.M79]" office:value-type="currency" office:currency="EUR" office:value="1638.68" calcext:value-type="currency">
            <text:p>1 638,68 €</text:p>
          </table:table-cell>
          <table:table-cell table:style-name="ce33" table:formula="of:=[.A79]*budgetjour-[.N79]" office:value-type="currency" office:currency="EUR" office:value="701.32" calcext:value-type="currency">
            <text:p>701,32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089" calcext:value-type="float">
            <text:p>4089</text:p>
          </table:table-cell>
          <table:table-cell/>
          <table:table-cell table:formula="of:=[.H79]+[.G80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638.68" calcext:value-type="currency">
            <text:p>1 638,68 €</text:p>
          </table:table-cell>
          <table:table-cell table:style-name="ce33" table:formula="of:=[.A80]*budgetjour-[.N80]" office:value-type="currency" office:currency="EUR" office:value="731.32" calcext:value-type="currency">
            <text:p>731,32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089" calcext:value-type="float">
            <text:p>4089</text:p>
          </table:table-cell>
          <table:table-cell/>
          <table:table-cell table:formula="of:=[.H80]+[.G81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638.68" calcext:value-type="currency">
            <text:p>1 638,68 €</text:p>
          </table:table-cell>
          <table:table-cell table:style-name="ce33" table:formula="of:=[.A81]*budgetjour-[.N81]" office:value-type="currency" office:currency="EUR" office:value="761.32" calcext:value-type="currency">
            <text:p>761,32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089" calcext:value-type="float">
            <text:p>4089</text:p>
          </table:table-cell>
          <table:table-cell/>
          <table:table-cell table:formula="of:=[.H81]+[.G82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638.68" calcext:value-type="currency">
            <text:p>1 638,68 €</text:p>
          </table:table-cell>
          <table:table-cell table:style-name="ce33" table:formula="of:=[.A82]*budgetjour-[.N82]" office:value-type="currency" office:currency="EUR" office:value="791.32" calcext:value-type="currency">
            <text:p>791,32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089" calcext:value-type="float">
            <text:p>4089</text:p>
          </table:table-cell>
          <table:table-cell/>
          <table:table-cell table:formula="of:=[.H82]+[.G83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638.68" calcext:value-type="currency">
            <text:p>1 638,68 €</text:p>
          </table:table-cell>
          <table:table-cell table:style-name="ce33" table:formula="of:=[.A83]*budgetjour-[.N83]" office:value-type="currency" office:currency="EUR" office:value="821.32" calcext:value-type="currency">
            <text:p>821,32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089" calcext:value-type="float">
            <text:p>4089</text:p>
          </table:table-cell>
          <table:table-cell/>
          <table:table-cell table:formula="of:=[.H83]+[.G84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638.68" calcext:value-type="currency">
            <text:p>1 638,68 €</text:p>
          </table:table-cell>
          <table:table-cell table:style-name="ce33" table:formula="of:=[.A84]*budgetjour-[.N84]" office:value-type="currency" office:currency="EUR" office:value="851.32" calcext:value-type="currency">
            <text:p>851,32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089" calcext:value-type="float">
            <text:p>4089</text:p>
          </table:table-cell>
          <table:table-cell/>
          <table:table-cell table:formula="of:=[.H84]+[.G85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638.68" calcext:value-type="currency">
            <text:p>1 638,68 €</text:p>
          </table:table-cell>
          <table:table-cell table:style-name="ce33" table:formula="of:=[.A85]*budgetjour-[.N85]" office:value-type="currency" office:currency="EUR" office:value="881.32" calcext:value-type="currency">
            <text:p>881,32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089" calcext:value-type="float">
            <text:p>4089</text:p>
          </table:table-cell>
          <table:table-cell/>
          <table:table-cell table:formula="of:=[.H85]+[.G86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638.68" calcext:value-type="currency">
            <text:p>1 638,68 €</text:p>
          </table:table-cell>
          <table:table-cell table:style-name="ce33" table:formula="of:=[.A86]*budgetjour-[.N86]" office:value-type="currency" office:currency="EUR" office:value="911.32" calcext:value-type="currency">
            <text:p>911,32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089" calcext:value-type="float">
            <text:p>4089</text:p>
          </table:table-cell>
          <table:table-cell/>
          <table:table-cell table:formula="of:=[.H86]+[.G87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638.68" calcext:value-type="currency">
            <text:p>1 638,68 €</text:p>
          </table:table-cell>
          <table:table-cell table:style-name="ce33" table:formula="of:=[.A87]*budgetjour-[.N87]" office:value-type="currency" office:currency="EUR" office:value="941.32" calcext:value-type="currency">
            <text:p>941,32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089" calcext:value-type="float">
            <text:p>4089</text:p>
          </table:table-cell>
          <table:table-cell/>
          <table:table-cell table:formula="of:=[.H87]+[.G88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638.68" calcext:value-type="currency">
            <text:p>1 638,68 €</text:p>
          </table:table-cell>
          <table:table-cell table:style-name="ce33" table:formula="of:=[.A88]*budgetjour-[.N88]" office:value-type="currency" office:currency="EUR" office:value="971.32" calcext:value-type="currency">
            <text:p>971,32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089" calcext:value-type="float">
            <text:p>4089</text:p>
          </table:table-cell>
          <table:table-cell/>
          <table:table-cell table:formula="of:=[.H88]+[.G89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638.68" calcext:value-type="currency">
            <text:p>1 638,68 €</text:p>
          </table:table-cell>
          <table:table-cell table:style-name="ce33" table:formula="of:=[.A89]*budgetjour-[.N89]" office:value-type="currency" office:currency="EUR" office:value="1001.32" calcext:value-type="currency">
            <text:p>1 001,32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089" calcext:value-type="float">
            <text:p>4089</text:p>
          </table:table-cell>
          <table:table-cell/>
          <table:table-cell table:formula="of:=[.H89]+[.G90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638.68" calcext:value-type="currency">
            <text:p>1 638,68 €</text:p>
          </table:table-cell>
          <table:table-cell table:style-name="ce33" table:formula="of:=[.A90]*budgetjour-[.N90]" office:value-type="currency" office:currency="EUR" office:value="1031.32" calcext:value-type="currency">
            <text:p>1 031,3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089" calcext:value-type="float">
            <text:p>4089</text:p>
          </table:table-cell>
          <table:table-cell/>
          <table:table-cell table:formula="of:=[.H90]+[.G91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638.68" calcext:value-type="currency">
            <text:p>1 638,68 €</text:p>
          </table:table-cell>
          <table:table-cell table:style-name="ce33" table:formula="of:=[.A91]*budgetjour-[.N91]" office:value-type="currency" office:currency="EUR" office:value="1061.32" calcext:value-type="currency">
            <text:p>1 061,32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089" calcext:value-type="float">
            <text:p>4089</text:p>
          </table:table-cell>
          <table:table-cell/>
          <table:table-cell table:formula="of:=[.H91]+[.G92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638.68" calcext:value-type="currency">
            <text:p>1 638,68 €</text:p>
          </table:table-cell>
          <table:table-cell table:style-name="ce33" table:formula="of:=[.A92]*budgetjour-[.N92]" office:value-type="currency" office:currency="EUR" office:value="1091.32" calcext:value-type="currency">
            <text:p>1 091,32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089" calcext:value-type="float">
            <text:p>4089</text:p>
          </table:table-cell>
          <table:table-cell/>
          <table:table-cell table:formula="of:=[.H92]+[.G93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638.68" calcext:value-type="currency">
            <text:p>1 638,68 €</text:p>
          </table:table-cell>
          <table:table-cell table:style-name="ce33" table:formula="of:=[.A93]*budgetjour-[.N93]" office:value-type="currency" office:currency="EUR" office:value="1121.32" calcext:value-type="currency">
            <text:p>1 121,32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089" calcext:value-type="float">
            <text:p>4089</text:p>
          </table:table-cell>
          <table:table-cell/>
          <table:table-cell table:formula="of:=[.H93]+[.G94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638.68" calcext:value-type="currency">
            <text:p>1 638,68 €</text:p>
          </table:table-cell>
          <table:table-cell table:style-name="ce33" table:formula="of:=[.A94]*budgetjour-[.N94]" office:value-type="currency" office:currency="EUR" office:value="1151.32" calcext:value-type="currency">
            <text:p>1 151,32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089" calcext:value-type="float">
            <text:p>4089</text:p>
          </table:table-cell>
          <table:table-cell/>
          <table:table-cell table:formula="of:=[.H94]+[.G95]" office:value-type="float" office:value="32535" calcext:value-type="float">
            <text:p>32535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638.68" calcext:value-type="currency">
            <text:p>1 638,68 €</text:p>
          </table:table-cell>
          <table:table-cell table:style-name="ce33" table:formula="of:=[.A95]*budgetjour-[.N95]" office:value-type="currency" office:currency="EUR" office:value="1181.32" calcext:value-type="currency">
            <text:p>1 181,32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25:18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2T21:25:52.685000000</dc:date>
    <meta:editing-duration>P9DT8H13M52S</meta:editing-duration>
    <meta:editing-cycles>136</meta:editing-cycles>
    <meta:generator>LibreOffice/7.1.2.2$Windows_X86_64 LibreOffice_project/8a45595d069ef5570103caea1b71cc9d82b2aae4</meta:generator>
    <meta:document-statistic meta:table-count="4" meta:cell-count="1471" meta:object-count="0"/>
    <meta:user-defined meta:name="Info 1"/>
    <meta:user-defined meta:name="Info 2"/>
    <meta:user-defined meta:name="Info 3"/>
    <meta:user-defined meta:name="Info 4"/>
  </office:meta>
</office:document-meta>
</file>